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6ec42" officeooo:paragraph-rsid="0016ec42"/>
    </style:style>
    <style:style style:name="P2" style:family="paragraph" style:parent-style-name="Preformatted_20_Text">
      <style:paragraph-properties fo:text-align="start" style:justify-single-word="false"/>
      <style:text-properties officeooo:rsid="0016ec42" officeooo:paragraph-rsid="0016ec42"/>
    </style:style>
    <style:style style:name="P3" style:family="paragraph" style:parent-style-name="Preformatted_20_Text">
      <style:paragraph-properties fo:text-align="start" style:justify-single-word="false"/>
      <style:text-properties officeooo:rsid="0018e4cf" officeooo:paragraph-rsid="0018e4cf"/>
    </style:style>
    <style:style style:name="P4" style:family="paragraph" style:parent-style-name="Preformatted_20_Text">
      <style:paragraph-properties fo:text-align="start" style:justify-single-word="false"/>
      <style:text-properties officeooo:rsid="0019d862" officeooo:paragraph-rsid="0019d862"/>
    </style:style>
    <style:style style:name="P5" style:family="paragraph" style:parent-style-name="Preformatted_20_Text">
      <style:paragraph-properties fo:text-align="start" style:justify-single-word="false"/>
      <style:text-properties officeooo:rsid="001b55fd" officeooo:paragraph-rsid="001b5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– Create Course</text:p>
      <text:p text:style-name="P1"/>
      <text:p text:style-name="P1"/>
      <text:p text:style-name="P2">Primary Actor: Admin</text:p>
      <text:p text:style-name="P2"/>
      <text:p text:style-name="P2">Stakeholders and Interests:</text:p>
      <text:p text:style-name="P2">-Admin: Wants to create a course without errors and a minimal amount of selection options.</text:p>
      <text:p text:style-name="P2">-Course Responsible: </text:p>
      <text:p text:style-name="P3"/>
      <text:p text:style-name="P3">Preconditions: Admin has been identified and authenticated.</text:p>
      <text:p text:style-name="P3"/>
      <text:p text:style-name="P3">Success Guarantee(Postconditions): Course is saved correctly in database.</text:p>
      <text:p text:style-name="P3"/>
      <text:p text:style-name="P3">Main Success Scenario:</text:p>
      <text:p text:style-name="P3">1. Admin arrives at Home Screen.</text:p>
      <text:p text:style-name="P4">2. Admin selects ‘Courses’ pane.</text:p>
      <text:p text:style-name="P4">3. Admin clicks ‘Add Course’ button.</text:p>
      <text:p text:style-name="P4">4. Admin fills out the form(Name, Course Start Date, Course End Date, sets Course Responsible, Uploads Course Material if any.)</text:p>
      <text:p text:style-name="P4">5. Admin now clicks ‘Add Course’ button.</text:p>
      <text:p text:style-name="P4">6. Admin is now presented with ‘Course List’ view in database.</text:p>
      <text:p text:style-name="P5"/>
      <text:p text:style-name="P5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5:27:07.527851000</dc:date>
    <meta:editing-duration>PT7M40S</meta:editing-duration>
    <meta:editing-cycles>2</meta:editing-cycles>
    <meta:generator>LibreOffice/5.1.1.3$MacOSX_X86_64 LibreOffice_project/89f508ef3ecebd2cfb8e1def0f0ba9a803b88a6d</meta:generator>
    <meta:document-statistic meta:table-count="0" meta:image-count="0" meta:object-count="0" meta:page-count="1" meta:paragraph-count="14" meta:word-count="100" meta:character-count="665" meta:non-whitespace-character-count="577"/>
  </office:meta>
</office:document-meta>
</file>